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c181bb" style:parent-style-name="AngabeErsteSeite">
      <style:paragraph-properties fo:background-color="#ffff00" fo:margin-left="0.0mm" fo:margin-right="33.3mm" fo:text-indent="0.0mm"/>
    </style:style>
    <style:style style:family="paragraph" style:name="ab61318" style:parent-style-name="AngabeErsteSeite">
      <style:paragraph-properties fo:background-color="#ffff00" fo:margin-left="0.0mm" fo:margin-right="33.3mm" fo:text-indent="0.0mm"/>
    </style:style>
    <style:style style:family="paragraph" style:name="a4e24bf" style:parent-style-name="AngabeErsteSeite">
      <style:paragraph-properties fo:background-color="#ffff00" fo:margin-left="0.0mm" fo:margin-right="33.3mm" fo:text-indent="0.0mm"/>
    </style:style>
    <style:style style:family="paragraph" style:name="a6df098" style:parent-style-name="AngabeErsteSeite">
      <style:paragraph-properties/>
      <style:text-properties/>
    </style:style>
    <style:style style:family="paragraph" style:name="a14dae5" style:parent-style-name="AngabeErsteSeite">
      <style:paragraph-properties/>
      <style:text-properties/>
    </style:style>
    <style:style style:family="paragraph" style:name="a6df6b0" style:parent-style-name="AngabeErsteSeite">
      <style:paragraph-properties/>
      <style:text-properties/>
    </style:style>
    <style:style style:family="paragraph" style:name="aae1274" style:parent-style-name="AngabeErsteSeite">
      <style:paragraph-properties/>
      <style:text-properties/>
    </style:style>
    <style:style style:family="paragraph" style:name="a3b374b" style:parent-style-name="AngabeErsteSeite">
      <style:paragraph-properties/>
      <style:text-properties/>
    </style:style>
  </office:automatic-styles>
  <office:body>
    <office:text>
      <text:p text:style-name="ab61318"><text:variable-input style:data-style-name="" text:description="Datum - 28.08.2012" text:display="none" text:name="Date"/><text:variable-get>28.08.2012</text:variable-get></text:p>
      <text:p text:style-name="ac181bb"/>
      <text:p text:style-name="a6df098">Level 1 Heading!</text:p>
      <text:p text:style-name="aae1274">No Heading!</text:p>
      <text:p text:style-name="a3b374b">Heading by Parent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AngabeErsteSeite" style:parent-style-name="Text_20_body">
      <style:paragraph-properties fo:margin-bottom="0.0mm" fo:margin-left="22.21mm" fo:margin-right="33.3mm" fo:margin-top="0.0mm" fo:text-indent="-22.21mm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  <style:style style:default-outline-level="1" style:display-name="heading 1" style:family="paragraph" style:name="heading1" style:next-style-name="Standard" style:parent-style-name="Standard">
      <style:paragraph-properties/>
      <style:text-properties fo:color="#376092" fo:font-size="14pt" fo:font-weight="bold"/>
    </style:style>
    <style:style style:display-name="No Heading" style:family="paragraph" style:name="noheading" style:next-style-name="Standard" style:parent-style-name="Standard">
      <style:paragraph-properties/>
      <style:text-properties fo:color="#376092" fo:font-size="14pt" fo:font-weight="bold"/>
    </style:style>
    <style:style style:display-name="No Heading But Parent" style:family="paragraph" style:name="noheadingbutParent" style:next-style-name="Standard" style:parent-style-name="headingParent">
      <style:paragraph-properties/>
      <style:text-properties fo:color="#376092" fo:font-size="14pt" fo:font-weight="bold"/>
    </style:style>
    <style:style style:default-outline-level="4" style:display-name="Heading Parent" style:family="paragraph" style:name="headingParent" style:next-style-name="Standard" style:parent-style-name="Standard">
      <style:paragraph-properties/>
      <style:text-properties fo:color="#376092"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9</dc:date>
    <meta:editing-cycles>2</meta:editing-cycles>
    <meta:editing-duration>PT0.020S</meta:editing-duration>
  </office:meta>
</office:document-meta>
</file>